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45-2014</text:span></text:span></text:p>
      <text:p text:style-name="P14">ACTA DE INICIO DE PROCEDIMIENTO</text:p>
      <text:p text:style-name="P15"/>
      <text:p text:style-name="P16"><text:span text:style-name="T17">Siendo las (hora),del día treinta y uno (31) de Juli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46-2014</text:span><text:span text:style-name="T18"> </text:span><text:span text:style-name="T17">para la adquisición de </text:span><text:span text:style-name="T19">- 100 BATERIA 1000 AMP
<text:line-break/>- 100 BATERIA 800 AMP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00 BATERIA 1000 AMP
<text:line-break/>- 100 BATERIA 800 AMP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00 BATERIA 1000 AMP
<text:line-break/>- 100 BATERIA 800 AMP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